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text-properties officeooo:rsid="003480fe" officeooo:paragraph-rsid="003480fe"/>
    </style:style>
    <style:style style:name="P8" style:family="paragraph" style:parent-style-name="Text_20_body">
      <style:paragraph-properties fo:text-align="center" style:justify-single-word="false"/>
      <style:text-properties officeooo:paragraph-rsid="00167c5e"/>
    </style:style>
    <style:style style:name="P9" style:family="paragraph" style:parent-style-name="Text_20_body">
      <style:paragraph-properties fo:text-align="center" style:justify-single-word="false"/>
      <style:text-properties officeooo:rsid="0036626e" officeooo:paragraph-rsid="0036626e"/>
    </style:style>
    <style:style style:name="P10" style:family="paragraph" style:parent-style-name="Text_20_body">
      <style:text-properties officeooo:rsid="00556817" officeooo:paragraph-rsid="00556817"/>
    </style:style>
    <style:style style:name="P11" style:family="paragraph" style:parent-style-name="Text_20_body">
      <style:text-properties officeooo:rsid="0079ddcd" officeooo:paragraph-rsid="0079ddcd"/>
    </style:style>
    <style:style style:name="P12" style:family="paragraph" style:parent-style-name="Text_20_body">
      <style:text-properties officeooo:rsid="008b1c56" officeooo:paragraph-rsid="008b1c56"/>
    </style:style>
    <style:style style:name="P13" style:family="paragraph" style:parent-style-name="Text_20_body">
      <style:text-properties officeooo:rsid="008f20a8" officeooo:paragraph-rsid="008f20a8"/>
    </style:style>
    <style:style style:name="P14" style:family="paragraph" style:parent-style-name="Text_20_body">
      <style:text-properties officeooo:paragraph-rsid="00422e2d"/>
    </style:style>
    <style:style style:name="P15" style:family="paragraph" style:parent-style-name="Text_20_body">
      <style:text-properties officeooo:paragraph-rsid="00bbafa9"/>
    </style:style>
    <style:style style:name="P16" style:family="paragraph" style:parent-style-name="Bibliography_20_1">
      <style:paragraph-properties>
        <style:tab-stops/>
      </style:paragraph-properties>
    </style:style>
    <style:style style:name="P17" style:family="paragraph" style:parent-style-name="Text_20_body">
      <style:text-properties officeooo:rsid="00ddbe1c" officeooo:paragraph-rsid="00ddbe1c"/>
    </style:style>
    <style:style style:name="P18" style:family="paragraph" style:parent-style-name="Text_20_body">
      <style:text-properties officeooo:rsid="00c40497" officeooo:paragraph-rsid="00ce833b"/>
    </style:style>
    <style:style style:name="P19" style:family="paragraph" style:parent-style-name="Text_20_body">
      <style:text-properties officeooo:rsid="00737eac" officeooo:paragraph-rsid="00d188f7"/>
    </style:style>
    <style:style style:name="P20" style:family="paragraph" style:parent-style-name="Text_20_body">
      <style:text-properties officeooo:rsid="00d188f7" officeooo:paragraph-rsid="00d188f7"/>
    </style:style>
    <style:style style:name="P21" style:family="paragraph" style:parent-style-name="Text_20_body">
      <style:text-properties officeooo:rsid="00d1a387" officeooo:paragraph-rsid="00d1a387"/>
    </style:style>
    <style:style style:name="P22" style:family="paragraph" style:parent-style-name="Text_20_body">
      <style:text-properties officeooo:rsid="00d1a387" officeooo:paragraph-rsid="00d22a1a"/>
    </style:style>
    <style:style style:name="P23" style:family="paragraph" style:parent-style-name="Text_20_body">
      <style:text-properties officeooo:rsid="00d1a387" officeooo:paragraph-rsid="00d35d53"/>
    </style:style>
    <style:style style:name="P24" style:family="paragraph" style:parent-style-name="Text_20_body">
      <style:text-properties officeooo:paragraph-rsid="00d35d53"/>
    </style:style>
    <style:style style:name="P25" style:family="paragraph" style:parent-style-name="Text_20_body">
      <style:text-properties officeooo:paragraph-rsid="00d37304"/>
    </style:style>
    <style:style style:name="P26" style:family="paragraph" style:parent-style-name="Text_20_body">
      <style:text-properties officeooo:rsid="00d45a97" officeooo:paragraph-rsid="00d45a97"/>
    </style:style>
    <style:style style:name="P27" style:family="paragraph" style:parent-style-name="Text_20_body">
      <style:text-properties officeooo:rsid="00d54798" officeooo:paragraph-rsid="00d54798"/>
    </style:style>
    <style:style style:name="P28" style:family="paragraph" style:parent-style-name="Text_20_body">
      <style:text-properties officeooo:rsid="00d69bc6" officeooo:paragraph-rsid="00d69bc6"/>
    </style:style>
    <style:style style:name="P29" style:family="paragraph" style:parent-style-name="Text_20_body">
      <style:text-properties officeooo:paragraph-rsid="00dba27b"/>
    </style:style>
    <style:style style:name="P30" style:family="paragraph" style:parent-style-name="Title">
      <style:text-properties officeooo:rsid="001494a7" officeooo:paragraph-rsid="001494a7"/>
    </style:style>
    <style:style style:name="P31" style:family="paragraph" style:parent-style-name="Heading_20_1">
      <style:text-properties officeooo:rsid="001c5026" officeooo:paragraph-rsid="0031e2e9"/>
    </style:style>
    <style:style style:name="P32" style:family="paragraph" style:parent-style-name="Heading_20_1">
      <style:text-properties officeooo:paragraph-rsid="0031e2e9"/>
    </style:style>
    <style:style style:name="P33" style:family="paragraph" style:parent-style-name="Heading_20_1">
      <style:text-properties officeooo:rsid="00ddbe1c" officeooo:paragraph-rsid="00ddbe1c"/>
    </style:style>
    <style:style style:name="P34" style:family="paragraph" style:parent-style-name="Heading_20_1">
      <style:text-properties officeooo:rsid="00d8f4ec" officeooo:paragraph-rsid="00d8f4ec"/>
    </style:style>
    <style:style style:name="P35" style:family="paragraph" style:parent-style-name="Heading_20_1">
      <style:text-properties officeooo:rsid="00d009ea" officeooo:paragraph-rsid="00d009ea"/>
    </style:style>
    <style:style style:name="P36" style:family="paragraph" style:parent-style-name="Heading_20_1">
      <style:text-properties officeooo:paragraph-rsid="0061d795"/>
    </style:style>
    <style:style style:name="P37" style:family="paragraph" style:parent-style-name="Heading_20_2">
      <style:text-properties officeooo:paragraph-rsid="00e753f2"/>
    </style:style>
    <style:style style:name="P38" style:family="paragraph" style:parent-style-name="Heading_20_2">
      <style:text-properties officeooo:rsid="010d2c50" officeooo:paragraph-rsid="010d2c50"/>
    </style:style>
    <style:style style:name="P39" style:family="paragraph" style:parent-style-name="Heading_20_2">
      <style:text-properties officeooo:paragraph-rsid="010d2c50"/>
    </style:style>
    <style:style style:name="P40" style:family="paragraph" style:parent-style-name="Text_20_body">
      <style:text-properties officeooo:rsid="008b1c56" officeooo:paragraph-rsid="008b1c56"/>
    </style:style>
    <style:style style:name="P41" style:family="paragraph" style:parent-style-name="Text_20_body">
      <style:text-properties officeooo:rsid="00df48af" officeooo:paragraph-rsid="00df48af"/>
    </style:style>
    <style:style style:name="P42" style:family="paragraph" style:parent-style-name="Text_20_body">
      <style:text-properties officeooo:rsid="00df48af" officeooo:paragraph-rsid="00e753f2"/>
    </style:style>
    <style:style style:name="P43" style:family="paragraph" style:parent-style-name="Text_20_body">
      <style:text-properties officeooo:rsid="00422e2d" officeooo:paragraph-rsid="00ab0928"/>
    </style:style>
    <style:style style:name="P44" style:family="paragraph" style:parent-style-name="Text_20_body">
      <style:text-properties officeooo:rsid="00e1157a" officeooo:paragraph-rsid="0109e016"/>
    </style:style>
    <style:style style:name="P45" style:family="paragraph" style:parent-style-name="Text_20_body">
      <style:text-properties officeooo:rsid="0061d795" officeooo:paragraph-rsid="00e753f2"/>
    </style:style>
    <style:style style:name="P46" style:family="paragraph" style:parent-style-name="Text_20_body">
      <style:text-properties officeooo:rsid="00e610a0" officeooo:paragraph-rsid="00ec9a0d"/>
    </style:style>
    <style:style style:name="P47" style:family="paragraph" style:parent-style-name="Text_20_body">
      <style:text-properties officeooo:rsid="00e6d09e" officeooo:paragraph-rsid="00ec9a0d"/>
    </style:style>
    <style:style style:name="P48" style:family="paragraph" style:parent-style-name="Text_20_body">
      <style:text-properties officeooo:paragraph-rsid="0076b868"/>
    </style:style>
    <style:style style:name="P49" style:family="paragraph" style:parent-style-name="Text_20_body">
      <style:text-properties officeooo:rsid="00a03dba" officeooo:paragraph-rsid="00ef624f"/>
    </style:style>
    <style:style style:name="P50" style:family="paragraph" style:parent-style-name="Text_20_body">
      <style:text-properties officeooo:rsid="00980d24" officeooo:paragraph-rsid="00ee162b"/>
    </style:style>
    <style:style style:name="P51" style:family="paragraph" style:parent-style-name="Text_20_body">
      <style:text-properties officeooo:rsid="00c6ec0c" officeooo:paragraph-rsid="00e7a177"/>
    </style:style>
    <style:style style:name="P52" style:family="paragraph" style:parent-style-name="Text_20_body">
      <style:text-properties officeooo:rsid="00cbce10" officeooo:paragraph-rsid="00e7a177"/>
    </style:style>
    <style:style style:name="P53" style:family="paragraph" style:parent-style-name="Text_20_body">
      <style:text-properties officeooo:paragraph-rsid="00e7a177"/>
    </style:style>
    <style:style style:name="P54" style:family="paragraph" style:parent-style-name="Text_20_body">
      <style:text-properties officeooo:paragraph-rsid="00ef624f"/>
    </style:style>
    <style:style style:name="P55" style:family="paragraph" style:parent-style-name="Text_20_body" style:list-style-name="L1">
      <style:text-properties officeooo:rsid="00f4bee3" officeooo:paragraph-rsid="00f4bee3"/>
    </style:style>
    <style:style style:name="P56" style:family="paragraph" style:parent-style-name="Text_20_body" style:list-style-name="L1">
      <style:text-properties officeooo:rsid="00f4bee3" officeooo:paragraph-rsid="00fc55e6"/>
    </style:style>
    <style:style style:name="P57" style:family="paragraph" style:parent-style-name="Text_20_body" style:list-style-name="L1">
      <style:text-properties officeooo:rsid="00f4bee3" officeooo:paragraph-rsid="010d2c50"/>
    </style:style>
    <style:style style:name="P58" style:family="paragraph" style:parent-style-name="Text_20_body">
      <style:text-properties officeooo:rsid="00f4bee3" officeooo:paragraph-rsid="0109e016"/>
    </style:style>
    <style:style style:name="P59" style:family="paragraph" style:parent-style-name="Text_20_body">
      <style:text-properties officeooo:rsid="00f4bee3" officeooo:paragraph-rsid="010d2c50"/>
    </style:style>
    <style:style style:name="P60" style:family="paragraph" style:parent-style-name="Text_20_body" style:list-style-name="L1">
      <style:text-properties officeooo:rsid="00f4c70b" officeooo:paragraph-rsid="010bc3de"/>
    </style:style>
    <style:style style:name="P61" style:family="paragraph" style:parent-style-name="Text_20_body" style:list-style-name="L1">
      <style:text-properties officeooo:rsid="00f4c70b" officeooo:paragraph-rsid="010d2c50"/>
    </style:style>
    <style:style style:name="P62" style:family="paragraph" style:parent-style-name="Text_20_body" style:list-style-name="L1">
      <style:text-properties officeooo:rsid="00f5d4f6" officeooo:paragraph-rsid="00f5d4f6"/>
    </style:style>
    <style:style style:name="P63" style:family="paragraph" style:parent-style-name="Text_20_body" style:list-style-name="L1">
      <style:text-properties officeooo:rsid="00f5d4f6" officeooo:paragraph-rsid="010d2c50"/>
    </style:style>
    <style:style style:name="P64" style:family="paragraph" style:parent-style-name="Text_20_body" style:list-style-name="L1">
      <style:text-properties officeooo:rsid="00f971dd" officeooo:paragraph-rsid="00fb47d0"/>
    </style:style>
    <style:style style:name="P65" style:family="paragraph" style:parent-style-name="Text_20_body" style:list-style-name="L1">
      <style:text-properties officeooo:rsid="00f971dd" officeooo:paragraph-rsid="010d2c50"/>
    </style:style>
    <style:style style:name="P66" style:family="paragraph" style:parent-style-name="Text_20_body" style:list-style-name="L1">
      <style:text-properties officeooo:rsid="00ff09d5" officeooo:paragraph-rsid="00ff09d5"/>
    </style:style>
    <style:style style:name="P67" style:family="paragraph" style:parent-style-name="Text_20_body" style:list-style-name="L1">
      <style:text-properties officeooo:rsid="00ff09d5" officeooo:paragraph-rsid="010d2c50"/>
    </style:style>
    <style:style style:name="P68" style:family="paragraph" style:parent-style-name="Text_20_body" style:list-style-name="L2">
      <style:text-properties officeooo:rsid="0109e016" officeooo:paragraph-rsid="0109e016"/>
    </style:style>
    <style:style style:name="P69" style:family="paragraph" style:parent-style-name="Text_20_body" style:list-style-name="L3">
      <style:text-properties officeooo:rsid="0109e016" officeooo:paragraph-rsid="010d2c50"/>
    </style:style>
    <style:style style:name="P70" style:family="paragraph" style:parent-style-name="Text_20_body">
      <style:text-properties officeooo:paragraph-rsid="010e6118"/>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fo:font-style="italic" officeooo:rsid="00472c91" style:font-style-asian="italic" style:font-style-complex="italic"/>
    </style:style>
    <style:style style:name="T12" style:family="text">
      <style:text-properties fo:font-style="italic" officeooo:rsid="010bc3de" style:font-style-asian="italic" style:font-style-complex="italic"/>
    </style:style>
    <style:style style:name="T13" style:family="text">
      <style:text-properties officeooo:rsid="00334ce2"/>
    </style:style>
    <style:style style:name="T14" style:family="text">
      <style:text-properties officeooo:rsid="003480fe"/>
    </style:style>
    <style:style style:name="T15" style:family="text">
      <style:text-properties officeooo:rsid="0036626e"/>
    </style:style>
    <style:style style:name="T16" style:family="text">
      <style:text-properties officeooo:rsid="0039e763"/>
    </style:style>
    <style:style style:name="T17" style:family="text">
      <style:text-properties officeooo:rsid="003b752d"/>
    </style:style>
    <style:style style:name="T18" style:family="text">
      <style:text-properties style:font-name="Liberation Serif" officeooo:rsid="004302c8" style:font-name-asian="Liberation Serif" style:font-name-complex="Liberation Serif"/>
    </style:style>
    <style:style style:name="T19" style:family="text">
      <style:text-properties officeooo:rsid="004490ff"/>
    </style:style>
    <style:style style:name="T20" style:family="text">
      <style:text-properties officeooo:rsid="0045df75"/>
    </style:style>
    <style:style style:name="T21" style:family="text">
      <style:text-properties officeooo:rsid="004721ef"/>
    </style:style>
    <style:style style:name="T22" style:family="text">
      <style:text-properties officeooo:rsid="00472c91"/>
    </style:style>
    <style:style style:name="T23" style:family="text">
      <style:text-properties officeooo:rsid="0048c37b"/>
    </style:style>
    <style:style style:name="T24" style:family="text">
      <style:text-properties officeooo:rsid="0049e0d4"/>
    </style:style>
    <style:style style:name="T25" style:family="text">
      <style:text-properties officeooo:rsid="004f5236"/>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7bdd0"/>
    </style:style>
    <style:style style:name="T34" style:family="text">
      <style:text-properties officeooo:rsid="0067f0af"/>
    </style:style>
    <style:style style:name="T35" style:family="text">
      <style:text-properties officeooo:rsid="00697b9b"/>
    </style:style>
    <style:style style:name="T36" style:family="text">
      <style:text-properties officeooo:rsid="006ada1f"/>
    </style:style>
    <style:style style:name="T37" style:family="text">
      <style:text-properties officeooo:rsid="00752a36"/>
    </style:style>
    <style:style style:name="T38" style:family="text">
      <style:text-properties officeooo:rsid="00766c82"/>
    </style:style>
    <style:style style:name="T39" style:family="text">
      <style:text-properties officeooo:rsid="004302c8"/>
    </style:style>
    <style:style style:name="T40" style:family="text">
      <style:text-properties officeooo:rsid="00783d5c"/>
    </style:style>
    <style:style style:name="T41" style:family="text">
      <style:text-properties officeooo:rsid="007ab907"/>
    </style:style>
    <style:style style:name="T42" style:family="text">
      <style:text-properties officeooo:rsid="007b1955"/>
    </style:style>
    <style:style style:name="T43" style:family="text">
      <style:text-properties officeooo:rsid="007caf7b"/>
    </style:style>
    <style:style style:name="T44" style:family="text">
      <style:text-properties officeooo:rsid="007de5a9"/>
    </style:style>
    <style:style style:name="T45" style:family="text">
      <style:text-properties officeooo:rsid="007e312c"/>
    </style:style>
    <style:style style:name="T46" style:family="text">
      <style:text-properties officeooo:rsid="007ec4c1"/>
    </style:style>
    <style:style style:name="T47" style:family="text">
      <style:text-properties officeooo:rsid="0082edb4"/>
    </style:style>
    <style:style style:name="T48" style:family="text">
      <style:text-properties officeooo:rsid="0086e911"/>
    </style:style>
    <style:style style:name="T49" style:family="text">
      <style:text-properties officeooo:rsid="00879a52"/>
    </style:style>
    <style:style style:name="T50" style:family="text">
      <style:text-properties officeooo:rsid="0087d1de"/>
    </style:style>
    <style:style style:name="T51" style:family="text">
      <style:text-properties officeooo:rsid="0088db1e"/>
    </style:style>
    <style:style style:name="T52" style:family="text">
      <style:text-properties officeooo:rsid="008ba952"/>
    </style:style>
    <style:style style:name="T53" style:family="text">
      <style:text-properties officeooo:rsid="008ca975"/>
    </style:style>
    <style:style style:name="T54" style:family="text">
      <style:text-properties officeooo:rsid="008e84e2"/>
    </style:style>
    <style:style style:name="T55" style:family="text">
      <style:text-properties officeooo:rsid="00422e2d"/>
    </style:style>
    <style:style style:name="T56" style:family="text">
      <style:text-properties officeooo:rsid="0092fee7"/>
    </style:style>
    <style:style style:name="T57" style:family="text">
      <style:text-properties officeooo:rsid="009523e5"/>
    </style:style>
    <style:style style:name="T58" style:family="text">
      <style:text-properties officeooo:rsid="0095913c"/>
    </style:style>
    <style:style style:name="T59" style:family="text">
      <style:text-properties officeooo:rsid="0099bcc1"/>
    </style:style>
    <style:style style:name="T60" style:family="text">
      <style:text-properties officeooo:rsid="009aa5ac"/>
    </style:style>
    <style:style style:name="T61" style:family="text">
      <style:text-properties officeooo:rsid="009e1d1e"/>
    </style:style>
    <style:style style:name="T62" style:family="text">
      <style:text-properties officeooo:rsid="00a0028c"/>
    </style:style>
    <style:style style:name="T63" style:family="text">
      <style:text-properties officeooo:rsid="00a0a49b"/>
    </style:style>
    <style:style style:name="T64" style:family="text">
      <style:text-properties officeooo:rsid="00a14116"/>
    </style:style>
    <style:style style:name="T65" style:family="text">
      <style:text-properties officeooo:rsid="00a1b050"/>
    </style:style>
    <style:style style:name="T66" style:family="text">
      <style:text-properties officeooo:rsid="00a38b57"/>
    </style:style>
    <style:style style:name="T67" style:family="text">
      <style:text-properties officeooo:rsid="00a43158"/>
    </style:style>
    <style:style style:name="T68" style:family="text">
      <style:text-properties officeooo:rsid="00a56431"/>
    </style:style>
    <style:style style:name="T69" style:family="text">
      <style:text-properties officeooo:rsid="00a799fd"/>
    </style:style>
    <style:style style:name="T70" style:family="text">
      <style:text-properties officeooo:rsid="00accbab"/>
    </style:style>
    <style:style style:name="T71" style:family="text">
      <style:text-properties officeooo:rsid="00b1ed3a"/>
    </style:style>
    <style:style style:name="T72" style:family="text">
      <style:text-properties officeooo:rsid="00bfd8a2"/>
    </style:style>
    <style:style style:name="T73" style:family="text">
      <style:text-properties officeooo:rsid="00c1d018"/>
    </style:style>
    <style:style style:name="T74" style:family="text">
      <style:text-properties fo:font-style="normal" style:font-style-asian="normal" style:font-style-complex="normal"/>
    </style:style>
    <style:style style:name="T75" style:family="text">
      <style:text-properties fo:font-style="normal" officeooo:rsid="00ce833b" style:font-style-asian="normal" style:font-style-complex="normal"/>
    </style:style>
    <style:style style:name="T76" style:family="text">
      <style:text-properties fo:font-style="normal" officeooo:rsid="010bc3de" style:font-style-asian="normal" style:font-style-complex="normal"/>
    </style:style>
    <style:style style:name="T77" style:family="text">
      <style:text-properties officeooo:rsid="00c5c2ea"/>
    </style:style>
    <style:style style:name="T78" style:family="text">
      <style:text-properties officeooo:rsid="00c6ec0c"/>
    </style:style>
    <style:style style:name="T79" style:family="text">
      <style:text-properties officeooo:rsid="00c8b449"/>
    </style:style>
    <style:style style:name="T80" style:family="text">
      <style:text-properties officeooo:rsid="00ca6db6"/>
    </style:style>
    <style:style style:name="T81" style:family="text">
      <style:text-properties officeooo:rsid="00cd043f"/>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T89" style:family="text">
      <style:text-properties officeooo:rsid="00d8f4ec"/>
    </style:style>
    <style:style style:name="T90" style:family="text">
      <style:text-properties officeooo:rsid="00dba27b"/>
    </style:style>
    <style:style style:name="T91" style:family="text">
      <style:text-properties officeooo:rsid="00dc66e4"/>
    </style:style>
    <style:style style:name="T92" style:family="text">
      <style:text-properties officeooo:rsid="00e3c9c7"/>
    </style:style>
    <style:style style:name="T93" style:family="text">
      <style:text-properties officeooo:rsid="00e3f716"/>
    </style:style>
    <style:style style:name="T94" style:family="text">
      <style:text-properties officeooo:rsid="00e50b7f"/>
    </style:style>
    <style:style style:name="T95" style:family="text">
      <style:text-properties officeooo:rsid="005698b0"/>
    </style:style>
    <style:style style:name="T96" style:family="text">
      <style:text-properties officeooo:rsid="00ec9a0d"/>
    </style:style>
    <style:style style:name="T97" style:family="text">
      <style:text-properties officeooo:rsid="00ecbedb"/>
    </style:style>
    <style:style style:name="T98" style:family="text">
      <style:text-properties officeooo:rsid="00ee162b"/>
    </style:style>
    <style:style style:name="T99" style:family="text">
      <style:text-properties officeooo:rsid="00ef624f"/>
    </style:style>
    <style:style style:name="T100" style:family="text">
      <style:text-properties officeooo:rsid="00f1b062"/>
    </style:style>
    <style:style style:name="T101" style:family="text">
      <style:text-properties officeooo:rsid="00f23623"/>
    </style:style>
    <style:style style:name="T102" style:family="text">
      <style:text-properties officeooo:rsid="00f409e7"/>
    </style:style>
    <style:style style:name="T103" style:family="text">
      <style:text-properties officeooo:rsid="00f5d4f6"/>
    </style:style>
    <style:style style:name="T104" style:family="text">
      <style:text-properties officeooo:rsid="00f69dfd"/>
    </style:style>
    <style:style style:name="T105" style:family="text">
      <style:text-properties officeooo:rsid="00f82283"/>
    </style:style>
    <style:style style:name="T106" style:family="text">
      <style:text-properties officeooo:rsid="00f9b6c0"/>
    </style:style>
    <style:style style:name="T107" style:family="text">
      <style:text-properties officeooo:rsid="00fb47d0"/>
    </style:style>
    <style:style style:name="T108" style:family="text">
      <style:text-properties officeooo:rsid="00fde622"/>
    </style:style>
    <style:style style:name="T109" style:family="text">
      <style:text-properties officeooo:rsid="0100da0e"/>
    </style:style>
    <style:style style:name="T110" style:family="text">
      <style:text-properties officeooo:rsid="0101b9f5"/>
    </style:style>
    <style:style style:name="T111" style:family="text">
      <style:text-properties officeooo:rsid="0102b1b0"/>
    </style:style>
    <style:style style:name="T112" style:family="text">
      <style:text-properties officeooo:rsid="0103d001"/>
    </style:style>
    <style:style style:name="T113" style:family="text">
      <style:text-properties officeooo:rsid="010574ff"/>
    </style:style>
    <style:style style:name="T114" style:family="text">
      <style:text-properties officeooo:rsid="01075472"/>
    </style:style>
    <style:style style:name="T115" style:family="text">
      <style:text-properties officeooo:rsid="01085d70"/>
    </style:style>
    <style:style style:name="T116" style:family="text">
      <style:text-properties officeooo:rsid="0109e016"/>
    </style:style>
    <style:style style:name="T117" style:family="text">
      <style:text-properties officeooo:rsid="010bc3de"/>
    </style:style>
    <style:style style:name="T118" style:family="text">
      <style:text-properties officeooo:rsid="010c86e5"/>
    </style:style>
    <style:style style:name="T119" style:family="text">
      <style:text-properties officeooo:rsid="010fc8f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he <text:span text:style-name="T3">High-Level </text:span>Algorithm of Financing Fundamental Science and Software, for Blockchain Implementation: Why This Way and Peculiarities of Information Exchange and Payments <text:span text:style-name="T73">[rough draft]</text:span></text:p>
      <text:p text:style-name="P8"><text:span text:style-name="T1">Victor Porton (ORCID </text:span>0000-0001-7064-7975<text:span text:style-name="T1">)</text:span></text:p>
      <text:p text:style-name="P9">Potential conflict of interest: The author is a supposed recipient of grants proposed in this article, both as scientific texts and software components author.</text:p>
      <text:p text:style-name="P1">Abstract<text:span text:style-name="T2"> ??</text:span></text:p>
      <text:h text:style-name="P31" text:outline-level="1">The Motivation</text:h>
      <text:p text:style-name="P15">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0">decentralized</text:span> like a blockchain, without center<text:span text:style-name="T13">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4">like </text:span>a world war <text:span text:style-name="T14">by importance</text:span>. In response to this I <text:span text:style-name="T14">started to </text:span>develop idea<text:span text:style-name="T14">s</text:span> how to enhance crypto grants ecosystem to deliver financing and publicity for basic science (and free software components).</text:p>
      <text:p text:style-name="P7">So, the project that I develop should provide funds to marketers to market basic science discoveries and software components. Additionally, it would be good to provide sustainable salaries to authors of such projects, <text:span text:style-name="T15">because it is an awful economical unfairness that some authors of components important for the entire world live (or die) in poverty</text:span>. <text:span text:style-name="T15">We need to increase the number of such workers, and for this to pay them salaries.</text:span></text:p>
      <text:p text:style-name="P7">??<text:span text:style-name="T72">Affiliate program</text:span></text:p>
      <text:h text:style-name="P32" text:outline-level="1">History <text:span text:style-name="T4">of the Project</text:span></text:h>
      <text:h text:style-name="Heading_20_2" text:outline-level="2">Future Salaries</text:h>
      <text:p text:style-name="P5">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1">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1">of</text:span><text:span text:style-name="T48">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8">is</text:span> also anticipated that Google will be able to filter out non-scientific articles (plain journalism, pseudo-science, nonsense texts) from considered algorithm <text:span text:style-name="T47">(as it already does in Google Scholar)</text:span> to calculate the rating of scientific articles.</text:p>
      <text:p text:style-name="P6">Later I understood that this system does not work <text:span text:style-name="T49">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12">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8">By <text:span text:style-name="T10">project</text:span><text:span text:style-name="T74"> we mean an open source repository or package or a scientific article/</text:span><text:span text:style-name="T75">book</text:span><text:span text:style-name="T74">.</text:span></text:p>
      <text:p text:style-name="P14"><text:span text:style-name="T100">F</text:span><text:span text:style-name="T27">or the below we need to</text:span><text:span text:style-name="T55"> scan dependencies </text:span><text:span text:style-name="T27">of a project.</text:span><text:span text:style-name="T55"> </text:span><text:span text:style-name="T26">If </text:span><text:span text:style-name="T27">dependencies are provided to us as</text:span><text:span text:style-name="T26"> an SQL download, that’s clea</text:span><text:span text:style-name="T50">r</text:span><text:span text:style-name="T26">. If it is an API </text:span><text:span text:style-name="T27">fo requesting an individual project info</text:span><text:span text:style-name="T26">, </text:span><text:span text:style-name="T51">we </text:span><text:span text:style-name="T26">need to cache.</text:span></text:p>
      <text:p text:style-name="P12">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37" text:outline-level="2">Implementation as Layer-2</text:h>
      <text:p text:style-name="P44">We implement all <text:span text:style-name="T100">monetary </text:span>transactions as <text:span text:style-name="T92">L2 (</text:span>Layer-2<text:span text:style-name="T92">)</text:span> <text:bibliography-mark text:identifier="layer2" text:bibliography-type="www" text:author="PCMag" text:title="Layer 2 blockchain" text:url="https://www.pcmag.com/encyclopedia/term/layer-2-blockchain">[9]</text:bibliography-mark>, <text:span text:style-name="T100">namely a </text:span><text:span text:style-name="T119">zkEVM </text:span><text:span text:style-name="T100">Validium</text:span><text:span text:style-name="T78"> </text:span><text:span text:style-name="T78"><text:bibliography-mark text:identifier="validium" text:bibliography-type="www" text:author="ethereum.org" text:title="Validium" text:url="https://ethereum.org/en/developers/docs/scaling/validium/">[10]</text:bibliography-mark></text:span>. <text:span text:style-name="T93">Storing dependencies information happens in </text:span><text:span text:style-name="T101">the </text:span><text:span text:style-name="T93">L2 </text:span><text:span text:style-name="T100">storage,</text:span><text:span text:style-name="T93"> too, but without rollup to the main chain.</text:span><text:span text:style-name="T100"> </text:span></text:p>
      <text:p text:style-name="P51">We are to store the Validium data in a separate low-cost blockchain. This c<text:span text:style-name="T102">ould</text:span> be an established blockchain such as MoonBeam or Polygon (this requires gasless transactions in the “storer” <text:s/>contract, because we to accomplish many operations on it), but I propose at the initial stage of the project <text:span text:style-name="T79">for every grants round</text:span> to create a new blockchain that is <text:span text:style-name="T79">read-only for external clients (this ensures no abuse of our zero gas price chain) and read-write for our server. Thus, our model of de</text:span><text:soft-page-break/><text:span text:style-name="T79">centralization is </text:span><text:span text:style-name="T80">the ability to replicate creation of this blockchain by a third-party, not direct write access to the chain by third-parties</text:span><text:span text:style-name="T79">.</text:span></text:p>
      <text:p text:style-name="P70"><text:span text:style-name="T112">Both L2 chain and L2 zkEVM are r/o for the outside world.</text:span></text:p>
      <text:p text:style-name="P52">As our rounds create multiple blockchains, we will also have a chain that will store last block hashes from each round chain, to have a non-modifiable history of all rounds.</text:p>
      <text:p text:style-name="P53"><text:span text:style-name="T81">If later we switch to using an established low-cost blockchain (such as </text:span><text:span text:style-name="T78">MoonBeam or Polygon</text:span><text:span text:style-name="T81">)</text:span><text:span text:style-name="T77"> as the Validium, </text:span><text:span text:style-name="T81">we need to make the storage contract gasless,</text:span><text:span text:style-name="T77"> because </text:span><text:span text:style-name="T81">otherwise</text:span><text:span text:style-name="T77"> it requires </text:span><text:span text:style-name="T81">too </text:span><text:span text:style-name="T77">many transactions </text:span><text:span text:style-name="T81">having been </text:span><text:span text:style-name="T77">confirmed by the user.</text:span></text:p>
      <text:p text:style-name="P45"><text:span text:style-name="T31">As L2 </text:span><text:span text:style-name="T94">for transactions</text:span><text:span text:style-name="T31"> we will use </text:span><text:span text:style-name="T32">a Validium based on zkEVM</text:span><text:span text:style-name="T33">. </text:span><text:span text:style-name="T67">W</text:span><text:span text:style-name="T35">e can use </text:span><text:span text:style-name="T69">zkEVM</text:span><text:span text:style-name="T35"> with data stored in a </text:span><text:span text:style-name="T68">cheap </text:span><text:span text:style-name="T35">chain like Polygon or MoonBeam </text:span><text:span text:style-name="T67">(as a Validium)</text:span><text:span text:style-name="T63"> or a blockchain specifically created for a round </text:span><text:span text:style-name="T63"><text:bibliography-mark text:identifier="sidechain-rollups" text:bibliography-type="www" text:author="Victor Porton" text:title="Storing ZK-rollups in a sidechain" text:year="2023">[11]</text:bibliography-mark></text:span><text:span text:style-name="T67"> </text:span><text:span text:style-name="T36">instead of the chain in question</text:span><text:span text:style-name="T35">.</text:span></text:p>
      <text:p text:style-name="P46">Remark: <text:span text:style-name="T33">ZK-rollups </text:span><text:span text:style-name="T33"><text:bibliography-mark text:identifier="zk-rollups" text:bibliography-type="www" text:author="ethereum.org" text:title="Zero-Knowledge rollups">[12]</text:bibliography-mark></text:span><text:span text:style-name="T33"> instead of Validium would be too heavy, because we calculate data for every dependency </text:span><text:span text:style-name="T34">(and dependencies may count in thousands)</text:span></text:p>
      <text:p text:style-name="P47">Because we create a new chain for every round, we need a big space of TCP/IP ports or I<text:span text:style-name="T96">P</text:span>s. Thus we will use IPv6 for this purpose.</text:p>
      <text:p text:style-name="P50">We store in Validium <text:span text:style-name="T99">also </text:span>the following pseudo-type: DiGraph&lt;<text:span text:style-name="T60">(</text:span>ProjectId, Version<text:span text:style-name="T60">)</text:span>&gt;, where the version is to be updated, if the next donor finds given project’s dependencies different than the previous donors.</text:p>
      <text:h text:style-name="P38" text:outline-level="2">Actual algorithm stages</text:h>
      <text:p text:style-name="P59">Stages <text:span text:style-name="T116">of donation</text:span>:</text:p>
      <text:list text:style-name="L1">
        <text:list-item>
          <text:p text:style-name="P57">The server writes dependencies, <text:span text:style-name="T109">project ID,</text:span> <text:span text:style-name="T109">X, and Y</text:span> to L2 <text:span text:style-name="T117">(the </text:span><text:span text:style-name="T12">donation specification</text:span><text:span text:style-name="T117">)</text:span>.</text:p>
        </text:list-item>
        <text:list-item>
          <text:p text:style-name="P57">Client using r/o access to L2 can validate it <text:span text:style-name="T104">(can be </text:span><text:span text:style-name="T105">done with a hash </text:span><text:span text:style-name="T111">or re-downloading all uploaded dependencies</text:span><text:span text:style-name="T104">)</text:span>.</text:p>
        </text:list-item>
        <text:list-item>
          <text:p text:style-name="P67">Client moves the funds to L2 <text:span text:style-name="T113">(using the server as the gateway)</text:span>.</text:p>
        </text:list-item>
        <text:list-item>
          <text:p text:style-name="P65">Client transfers on L2 to the <text:span text:style-name="T117">distribution contract</text:span><text:span text:style-name="T107"> </text:span>account <text:span text:style-name="T106">(requires user confirmation)</text:span>.</text:p>
        </text:list-item>
        <text:list-item>
          <text:p text:style-name="P63">Loop:</text:p>
          <text:list>
            <text:list-item>
              <text:p text:style-name="P61">Server calls monetary transactions on L2 <text:span text:style-name="T117">through this contract that ensures distribution of funds accordingly </text:span><text:span text:style-name="T76">the donation specification</text:span><text:span text:style-name="T103">. </text:span><text:span text:style-name="T118">For this method the msg.sender is not checked.</text:span></text:p>
            </text:list-item>
          </text:list>
        </text:list-item>
      </text:list>
      <text:p text:style-name="P59">Stages <text:span text:style-name="T116">of withdrawal</text:span>:</text:p>
      <text:list text:style-name="L3">
        <text:list-item>
          <text:p text:style-name="P69">The benefactor signs a gasless transaction on L2 to send funds to the “burning” account.</text:p>
        </text:list-item>
      </text:list>
      <text:h text:style-name="P39" text:outline-level="2">Other differences from cGrants</text:h>
      <text:p text:style-name="P49">We put matching funds on <text:span text:style-name="T52">our </text:span>I<text:span text:style-name="T52">V</text:span>otingStrategy <text:span text:style-name="T52">contract.</text:span></text:p>
      <text:p text:style-name="P54"><text:span text:style-name="T98">Unlike GitCoin cGrants, w</text:span><text:span text:style-name="T52">e don’t do transfer from our </text:span>I<text:span text:style-name="T52">V</text:span>otingStrategy <text:span text:style-name="T52">contract to recipients initially, but </text:span><text:span text:style-name="T53">store </text:span><text:span text:style-name="T54">transfers in the round’s</text:span><text:span text:style-name="T53"> </text:span><text:span text:style-name="T54">Validium and release them to on-chain payment allowances </text:span><text:soft-page-break/><text:span text:style-name="T54">at the round end </text:span><text:span text:style-name="T64">(using </text:span><text:span text:style-name="T66">zkEVM</text:span><text:span text:style-name="T64">)</text:span><text:span text:style-name="T54">. </text:span><text:span text:style-name="T56">We also do not store Voted events in vote() function, </text:span><text:span text:style-name="T57">instead we store </text:span><text:span text:style-name="T62">(in Validium) </text:span><text:span text:style-name="T58">full donation amount, X%, and the </text:span><text:span text:style-name="T59">above mentioned</text:span><text:span text:style-name="T58"> dependencies </text:span><text:span text:style-name="T59">data</text:span><text:span text:style-name="T56">. </text:span><text:span text:style-name="T61">This contract will have also a function to distribute matching funds (that will </text:span><text:span text:style-name="T65">were</text:span><text:span text:style-name="T61"> placed on this contract address). </text:span><text:span text:style-name="T98">Actual distribution of funds (the sum of donated and matched) happens by calling a method of this contract.</text:span></text:p>
      <text:h text:style-name="Heading_20_2" text:outline-level="2">Arithmetic formulas</text:h>
      <text:p text:style-name="P42">First Y% of the donated sum is allocated to the affiliate (if any). <text:span text:style-name="T97">The donated sum is reduced to (100-Y)%.</text:span></text:p>
      <text:p text:style-name="P41">Remark: There was also considered the variant to allocate to the affiliate only Y% of the donation part that the main project (excluding dependencies) receives, but that would allocate zero to the affiliate if the main project does not accept donations.</text:p>
      <text:p text:style-name="P43">When donating to a project, the donor is offered to allocate X% for dependencies. <text:span text:style-name="T28">I recommend to set X% to a reasonable value such as 50% and allow the donor to change </text:span><text:span text:style-name="T45">the value</text:span><text:span text:style-name="T28">, if he or she wishes.</text:span></text:p>
      <text:p text:style-name="P48"><text:span text:style-name="T95">The following is calculated separately for each token.</text:span></text:p>
      <text:p text:style-name="P13">Sums of donations for a given recipient address are stored in <text:span text:style-name="T52">our </text:span>I<text:span text:style-name="T52">V</text:span>otingStrategy <text:span text:style-name="T52">contract to recipients</text:span> <text:span text:style-name="T70">when finalizing zkEVM.</text:span></text:p>
      <text:p text:style-name="P19">Before storing the donation in the chain, <text:span text:style-name="T42">f</text:span><text:span text:style-name="T21">or each direct or indirect dependency </text:span><text:span text:style-name="T22">find its Git repository, and if found, query (</text:span><text:span text:style-name="T83">see the </text:span><text:span text:style-name="T22">appendix with file format) </text:span><text:span text:style-name="T25">(or a similar path for other Git hostings than GitHub) </text:span><text:span text:style-name="T22">for the donation address </text:span><text:span text:style-name="T23">or voluntary withdrawal from donations (??per-project withdrawal from donations, </text:span><text:span text:style-name="T24">per-project donation addresses</text:span><text:span text:style-name="T23">); </text:span><text:span text:style-name="T37">the donations site downloads </text:span><text:span text:style-name="T38">the list of dependencies and for each dependency </text:span><text:span text:style-name="T22">the current state of the file </text:span><text:span text:style-name="T25">https://</text:span><text:span text:style-name="T22">github.com/USER/USER/.salaries-science/</text:span><text:span text:style-name="T82">accounts</text:span><text:span text:style-name="T22">.json </text:span><text:span text:style-name="T38">if a donation address is available. </text:span><text:span text:style-name="T43">X is lowered to 0%, if no dependencies with active donation address. </text:span><text:span text:style-name="T44">X is raised to 100%, if the main project has no donation address. If both, refuse to accept the donation.</text:span><text:span text:style-name="T38"> To each N donations </text:span><text:span text:style-name="T41">with an available address </text:span><text:span text:style-name="T38">allocate </text:span><text:span text:style-name="T19">D*X%/N, where D is the donated sum </text:span><text:span text:style-name="T29">(before</text:span><text:span text:style-name="T20"> quadratic mat</text:span><text:span text:style-name="T21">c</text:span><text:span text:style-name="T20">hing</text:span><text:span text:style-name="T29">)</text:span><text:span text:style-name="T19">. </text:span><text:span text:style-name="T40">Do it only if</text:span><text:span text:style-name="T39"> </text:span><text:span text:style-name="T46">X</text:span><text:span text:style-name="T39"> </text:span><text:span text:style-name="T18">≠</text:span><text:span text:style-name="T39"> 0.</text:span></text:p>
      <text:p text:style-name="P11">Notify by email developers who didn’t put their address.</text:p>
      <text:p text:style-name="P10">Then <text:span text:style-name="T30">after the</text:span> <text:span text:style-name="T30">end of matching period </text:span>calculate quadratic matchings and add to the sums.</text:p>
      <text:h text:style-name="P33" text:outline-level="1">Proposed modifications</text:h>
      <text:p text:style-name="P17">We may adjust matching funding of projects dependently their programming language. For example, I prefer D and Rust languages and would vote for more funding for projects written in these languages.</text:p>
      <text:h text:style-name="P34" text:outline-level="1">Deficiencies of This Algorithm</text:h>
      <text:p text:style-name="P29"><text:span text:style-name="T89">With this algorithm, the left-pad </text:span><text:span text:style-name="T89"><text:bibliography-mark text:identifier="leftpad" text:bibliography-type="www" text:author="left-pad" text:title="left-pad" text:url="https://github.com/left-pad/left-pad">[13]</text:bibliography-mark></text:span><text:span text:style-name="T89"> </text:span><text:span text:style-name="T90">(</text:span>Used by 2.1m <text:span text:style-name="T90">other known packages) </text:span><text:span text:style-name="T89">owner</text:span><text:span text:style-name="T90">s</text:span><text:span text:style-name="T89"> can receive an amount of financing improportional to the importance of </text:span><text:span text:style-name="T91">their</text:span><text:span text:style-name="T89"> work. Anyway, </text:span><text:span text:style-name="T91">do </text:span><text:span text:style-name="T89">we want not to have rich people or not to have poor projects? </text:span><text:span text:style-name="T91">Personally I do not count it a big problem (compared </text:span><text:soft-page-break/><text:span text:style-name="T91">to problems from the introduction of this article that this article is supposed to solve) that some people may receive big amounts of money improportional to the importance of their work.</text:span></text:p>
      <text:h text:style-name="P35" text:outline-level="1">Appendix: <text:span text:style-name="T82">User Data</text:span> Format</text:h>
      <text:p text:style-name="P20">User data is to be stored <text:span text:style-name="T83">in version control</text:span> in files</text:p>
      <text:p text:style-name="P19"><text:span text:style-name="T25">https://</text:span><text:span text:style-name="T22">github.com/</text:span><text:span text:style-name="T11">USER</text:span><text:span text:style-name="T22">/</text:span><text:span text:style-name="T11">USER</text:span><text:span text:style-name="T22">/.salaries-science/</text:span><text:span text:style-name="T82">accounts</text:span><text:span text:style-name="T22">.json</text:span></text:p>
      <text:p text:style-name="P21">or analogous files for other Git hostings.</text:p>
      <text:p text:style-name="P27">Currently, donations are accepted only for such packages that set repository data (allowing our software to extract <text:span text:style-name="T10">USER</text:span><text:span text:style-name="T74">).</text:span></text:p>
      <text:p text:style-name="P21">The file format is as follows:</text:p>
      <text:p text:style-name="P21">{</text:p>
      <text:p text:style-name="P22"><text:s text:c="2"/>"<text:span text:style-name="T84">evm</text:span>": <text:span text:style-name="T84">{</text:span></text:p>
      <text:p text:style-name="P24"><text:span text:style-name="T83"><text:s text:c="4"/>"</text:span><text:span text:style-name="T85">defaultA</text:span><text:span text:style-name="T83">ccount": "</text:span><text:span text:style-name="T87">0x36A0356d43EE4168ED24EFA1CAe3198708667ac0</text:span><text:span text:style-name="T83">",</text:span></text:p>
      <text:p text:style-name="P24"><text:span text:style-name="T83"><text:s text:c="4"/>"</text:span><text:span text:style-name="T85">defaultExpires</text:span><text:span text:style-name="T83">": "</text:span><text:span text:style-name="T86">2024-07-03T00:00:00</text:span><text:span text:style-name="T83">",</text:span></text:p>
      <text:p text:style-name="P25"><text:span text:style-name="T83"><text:s text:c="4"/></text:span><text:span text:style-name="T88">"chains:" </text:span><text:span text:style-name="T85">[</text:span></text:p>
      <text:p text:style-name="P21"><text:s text:c="6"/><text:span text:style-name="T85">{</text:span></text:p>
      <text:p text:style-name="P23"><text:s text:c="8"/>"<text:span text:style-name="T85">chainId</text:span>"<text:span text:style-name="T85">: 1,</text:span></text:p>
      <text:p text:style-name="P23"><text:s text:c="8"/>"<text:span text:style-name="T85">a</text:span>ccount": "<text:span text:style-name="T87">0x36A0356d43EE4168ED24EFA1CAe3198708667ac0</text:span>",</text:p>
      <text:p text:style-name="P24"><text:span text:style-name="T83"><text:s text:c="8"/>"</text:span><text:span text:style-name="T85">expires</text:span><text:span text:style-name="T83">": "</text:span><text:span text:style-name="T86">2024-07-03T00:00:00</text:span><text:span text:style-name="T83">"</text:span></text:p>
      <text:p text:style-name="P23"><text:s text:c="4"/><text:span text:style-name="T85">]</text:span></text:p>
      <text:p text:style-name="P21"><text:s text:c="2"/><text:span text:style-name="T84">}</text:span></text:p>
      <text:p text:style-name="P21">}</text:p>
      <text:p text:style-name="P26">To disable an account set its expiration date in the past e.g. to 0000-00-00T00:00:00.</text:p>
      <text:p text:style-name="P28">An account is considered enabled if its expiration date is above ??.</text:p>
      <text:h text:style-name="P36" text:outline-level="1">Postface</text:h>
      <text:p text:style-name="P2">The concrete blockchain algorithm is to be implemented by the community <text:span text:style-name="T16">of World Science DAO </text:span><text:span text:style-name="T16"><text:bibliography-mark text:identifier="dao" text:bibliography-type="www" text:title="World Science DAO" text:url="https://science-dao.vporton.name/">[14]</text:bibliography-mark></text:span>. <text:span text:style-name="T17">Please donate </text:span><text:span text:style-name="T17"><text:bibliography-mark text:identifier="donate" text:bibliography-type="www" text:author="Victor Porton" text:title="World Science DAO accepts donations" text:url="https://vporton.github.io/science-dao-donate-app/">[15]</text:bibliography-mark></text:span><text:span text:style-name="T17">.</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6">1: Victor Porton, Why Algebraic Theory of General Topology is Super-Important, </text:p>
          <text:p text:style-name="P16">2: Victor Porton, Attack on Google SERP: A branch of science may effectively disappear from SERPs for a long time, 2022</text:p>
          <text:p text:style-name="P16">3: Victor Porton, Paying Salaries to Scientists Using Prediction Markets on Blockchain, 2021</text:p>
          <text:p text:style-name="P16">4: Victor Porton, Future Salaries, , <text:a xlink:type="simple" xlink:href="https://vporton.github.io/future-salary/#/" text:style-name="Internet_20_link" text:visited-style-name="Internet_20_link"><text:span text:style-name="Internet_20_link">https://vporton.github.io/future-salary/#/</text:span></text:a></text:p>
          <text:p text:style-name="P16">5: Diemer, Sebastian, Does money matter in predicting future events?, 2013</text:p>
          <text:p text:style-name="P16"><text:soft-page-break/>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6">7: Victor Porton, Storing ZK-rollups in a sidechain, 2023, </text:p>
          <text:p text:style-name="P16">8: , World Science DAO, , <text:a xlink:type="simple" xlink:href="https://science-dao.vporton.name/" text:style-name="Internet_20_link" text:visited-style-name="Internet_20_link"><text:span text:style-name="Internet_20_link">https://science-dao.vporton.name/</text:span></text:a></text:p>
          <text:p text:style-name="P16">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7T16:42:32.054151225</dc:date>
    <meta:editing-duration>P4DT14H18M21S</meta:editing-duration>
    <meta:editing-cycles>205</meta:editing-cycles>
    <meta:document-statistic meta:table-count="0" meta:image-count="0" meta:object-count="0" meta:page-count="6" meta:paragraph-count="89" meta:word-count="1894" meta:character-count="12143" meta:non-whitespace-character-count="10303"/>
  </office:meta>
</office:document-meta>
</file>